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ejaVuSansCondensed" svg:font-family="DejaVuSansCondense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ngal" officeooo:rsid="0009cfa9" officeooo:paragraph-rsid="0009cfa9"/>
    </style:style>
    <style:style style:name="P2" style:family="paragraph" style:parent-style-name="Standard">
      <style:text-properties style:font-name="Mangal" officeooo:rsid="000b90ba" officeooo:paragraph-rsid="000b90ba"/>
    </style:style>
    <style:style style:name="P3" style:family="paragraph" style:parent-style-name="Standard">
      <style:text-properties style:font-name="Mangal" officeooo:rsid="000d780d" officeooo:paragraph-rsid="000d780d"/>
    </style:style>
    <style:style style:name="P4" style:family="paragraph" style:parent-style-name="Standard">
      <style:text-properties style:font-name="Mangal" officeooo:rsid="000d780d" officeooo:paragraph-rsid="000f2722"/>
    </style:style>
    <style:style style:name="P5" style:family="paragraph" style:parent-style-name="Standard">
      <style:text-properties style:font-name="Mangal" officeooo:rsid="000d780d" officeooo:paragraph-rsid="0010f22c"/>
    </style:style>
    <style:style style:name="P6" style:family="paragraph" style:parent-style-name="Standard">
      <style:text-properties style:font-name="Mangal" officeooo:rsid="000d780d" officeooo:paragraph-rsid="0014cb3e"/>
    </style:style>
    <style:style style:name="P7" style:family="paragraph" style:parent-style-name="Standard">
      <style:text-properties style:font-name="Mangal" officeooo:rsid="000d780d" officeooo:paragraph-rsid="001c9765"/>
    </style:style>
    <style:style style:name="P8" style:family="paragraph" style:parent-style-name="Standard">
      <style:text-properties style:font-name="Mangal" officeooo:rsid="0018311e" officeooo:paragraph-rsid="000d780d"/>
    </style:style>
    <style:style style:name="P9" style:family="paragraph" style:parent-style-name="Standard">
      <style:text-properties style:font-name="Mangal" officeooo:rsid="00202613" officeooo:paragraph-rsid="00202613"/>
    </style:style>
    <style:style style:name="P10" style:family="paragraph" style:parent-style-name="Standard">
      <style:text-properties style:font-name="Mangal" officeooo:rsid="002046ef" officeooo:paragraph-rsid="002046ef"/>
    </style:style>
    <style:style style:name="P11" style:family="paragraph" style:parent-style-name="Standard">
      <style:text-properties style:font-name="Mangal" officeooo:rsid="0023e5da" officeooo:paragraph-rsid="0023e5da"/>
    </style:style>
    <style:style style:name="P12" style:family="paragraph" style:parent-style-name="Standard">
      <style:text-properties style:font-name="Mangal" officeooo:rsid="0026771b" officeooo:paragraph-rsid="0026771b"/>
    </style:style>
    <style:style style:name="P13" style:family="paragraph" style:parent-style-name="Standard">
      <style:text-properties style:font-name="Mangal" officeooo:rsid="0026771b" officeooo:paragraph-rsid="00417a0a"/>
    </style:style>
    <style:style style:name="P14" style:family="paragraph" style:parent-style-name="Standard">
      <style:text-properties style:font-name="Mangal" officeooo:rsid="0027f35b" officeooo:paragraph-rsid="0027f35b"/>
    </style:style>
    <style:style style:name="P15" style:family="paragraph" style:parent-style-name="Standard">
      <style:text-properties style:font-name="Mangal" fo:font-size="12pt" officeooo:rsid="0027f35b" officeooo:paragraph-rsid="0027f35b" style:font-size-asian="12pt" style:font-size-complex="12pt"/>
    </style:style>
    <style:style style:name="P16" style:family="paragraph" style:parent-style-name="Standard">
      <style:text-properties style:font-name="Mangal" fo:font-size="12pt" officeooo:rsid="0027f35b" officeooo:paragraph-rsid="0029bd06" style:font-size-asian="12pt" style:font-size-complex="12pt"/>
    </style:style>
    <style:style style:name="P17" style:family="paragraph" style:parent-style-name="Standard">
      <style:text-properties style:font-name="Mangal" fo:font-size="12pt" officeooo:rsid="0027f35b" officeooo:paragraph-rsid="0044abab" style:font-size-asian="12pt" style:font-size-complex="12pt"/>
    </style:style>
    <style:style style:name="P18" style:family="paragraph" style:parent-style-name="Standard">
      <style:text-properties style:font-name="Mangal" fo:font-size="12pt" officeooo:rsid="0027f35b" officeooo:paragraph-rsid="0046b2a4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Mangal" fo:font-size="12pt" officeooo:paragraph-rsid="0029e26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Mangal" fo:font-size="12pt" officeooo:paragraph-rsid="0044abab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Mangal" fo:font-size="12pt" officeooo:paragraph-rsid="004845e4" style:font-size-asian="12pt" style:font-size-complex="12pt"/>
    </style:style>
    <style:style style:name="P22" style:family="paragraph" style:parent-style-name="Standard">
      <style:text-properties style:font-name="Mangal" officeooo:rsid="002ab6f5" officeooo:paragraph-rsid="002ab6f5"/>
    </style:style>
    <style:style style:name="P23" style:family="paragraph" style:parent-style-name="Standard">
      <style:text-properties style:font-name="Mangal" officeooo:rsid="002ab6f5" officeooo:paragraph-rsid="002c2f61"/>
    </style:style>
    <style:style style:name="P24" style:family="paragraph" style:parent-style-name="Standard">
      <style:text-properties style:font-name="Mangal" officeooo:rsid="0033e7df" officeooo:paragraph-rsid="0033e7df"/>
    </style:style>
    <style:style style:name="P25" style:family="paragraph" style:parent-style-name="Standard">
      <style:text-properties style:font-name="Mangal" officeooo:rsid="00353f1c" officeooo:paragraph-rsid="00353f1c"/>
    </style:style>
    <style:style style:name="P26" style:family="paragraph" style:parent-style-name="Standard">
      <style:text-properties style:font-name="Mangal" officeooo:rsid="0036dfbd" officeooo:paragraph-rsid="0036dfbd"/>
    </style:style>
    <style:style style:name="P27" style:family="paragraph" style:parent-style-name="Standard">
      <style:text-properties style:font-name="Mangal" officeooo:rsid="0038d89d" officeooo:paragraph-rsid="0038d89d"/>
    </style:style>
    <style:style style:name="P28" style:family="paragraph" style:parent-style-name="Standard">
      <style:text-properties style:font-name="Mangal" officeooo:rsid="0039ea2b" officeooo:paragraph-rsid="0039ea2b"/>
    </style:style>
    <style:style style:name="P29" style:family="paragraph" style:parent-style-name="Standard">
      <style:text-properties style:font-name="Mangal" officeooo:rsid="0039ea2b" officeooo:paragraph-rsid="003a1f6f"/>
    </style:style>
    <style:style style:name="P30" style:family="paragraph" style:parent-style-name="Standard">
      <style:text-properties style:font-name="Mangal" officeooo:rsid="0039ea2b" officeooo:paragraph-rsid="003c11f7"/>
    </style:style>
    <style:style style:name="P31" style:family="paragraph" style:parent-style-name="Standard">
      <style:text-properties style:font-name="Mangal" officeooo:rsid="003f7d45" officeooo:paragraph-rsid="003f7d45"/>
    </style:style>
    <style:style style:name="P32" style:family="paragraph" style:parent-style-name="Standard">
      <style:paragraph-properties fo:text-align="start" style:justify-single-word="false"/>
      <style:text-properties officeooo:paragraph-rsid="002ab6f5"/>
    </style:style>
    <style:style style:name="P33" style:family="paragraph" style:parent-style-name="Standard">
      <style:paragraph-properties fo:text-align="start" style:justify-single-word="false"/>
      <style:text-properties officeooo:paragraph-rsid="002e13fe"/>
    </style:style>
    <style:style style:name="P34" style:family="paragraph" style:parent-style-name="Standard">
      <style:paragraph-properties fo:text-align="start" style:justify-single-word="false"/>
      <style:text-properties officeooo:paragraph-rsid="002fc9bd"/>
    </style:style>
    <style:style style:name="P35" style:family="paragraph" style:parent-style-name="Standard">
      <style:paragraph-properties fo:text-align="start" style:justify-single-word="false"/>
      <style:text-properties officeooo:paragraph-rsid="003d4cc9"/>
    </style:style>
    <style:style style:name="P36" style:family="paragraph" style:parent-style-name="Standard">
      <style:paragraph-properties fo:text-align="start" style:justify-single-word="false"/>
      <style:text-properties officeooo:paragraph-rsid="00417a0a"/>
    </style:style>
    <style:style style:name="P37" style:family="paragraph" style:parent-style-name="Standard">
      <style:text-properties style:font-name="DejaVuSansCondensed" fo:font-size="10.5pt" officeooo:rsid="002ab6f5" officeooo:paragraph-rsid="002ab6f5" style:font-size-asian="10.5pt"/>
    </style:style>
    <style:style style:name="P38" style:family="paragraph" style:parent-style-name="Standard">
      <style:paragraph-properties fo:text-align="start" style:justify-single-word="false"/>
      <style:text-properties style:font-name="DejaVuSansCondensed" fo:font-size="10.5pt" officeooo:rsid="002e13fe" officeooo:paragraph-rsid="002fc9bd" style:font-size-asian="10.5pt"/>
    </style:style>
    <style:style style:name="P39" style:family="paragraph" style:parent-style-name="Standard">
      <style:text-properties style:font-name="DejaVuSansCondensed" fo:font-size="10.5pt" officeooo:rsid="0039ea2b" officeooo:paragraph-rsid="0039ea2b" style:font-size-asian="10.5pt"/>
    </style:style>
    <style:style style:name="P40" style:family="paragraph" style:parent-style-name="Standard">
      <style:paragraph-properties fo:text-align="start" style:justify-single-word="false"/>
      <style:text-properties style:font-name="DejaVuSansCondensed" fo:font-size="10.5pt" officeooo:rsid="003ed22e" officeooo:paragraph-rsid="003d4cc9" style:font-size-asian="10.5pt"/>
    </style:style>
    <style:style style:name="P41" style:family="paragraph" style:parent-style-name="Standard">
      <style:text-properties style:font-name="DejaVuSansCondensed" fo:font-size="10.5pt" officeooo:rsid="0026771b" officeooo:paragraph-rsid="00417a0a" style:font-size-asian="10.5pt"/>
    </style:style>
    <style:style style:name="P42" style:family="paragraph" style:parent-style-name="Standard">
      <style:paragraph-properties fo:text-align="start" style:justify-single-word="false"/>
      <style:text-properties style:font-name="DejaVuSansCondensed" fo:font-size="10.5pt" fo:font-weight="bold" officeooo:rsid="00430590" officeooo:paragraph-rsid="00417a0a" style:font-size-asian="10.5pt" style:font-weight-asian="bold" style:font-weight-complex="bold"/>
    </style:style>
    <style:style style:name="P43" style:family="paragraph" style:parent-style-name="Standard">
      <style:text-properties style:font-name="Mangal" officeooo:rsid="004a08ad" officeooo:paragraph-rsid="004a08ad"/>
    </style:style>
    <style:style style:name="P44" style:family="paragraph" style:parent-style-name="Standard">
      <style:text-properties style:font-name="Mangal" officeooo:rsid="004a08ad" officeooo:paragraph-rsid="004cd71e"/>
    </style:style>
    <style:style style:name="P45" style:family="paragraph" style:parent-style-name="Standard">
      <style:text-properties style:font-name="Mangal" officeooo:rsid="004cd71e" officeooo:paragraph-rsid="004cd71e"/>
    </style:style>
    <style:style style:name="T1" style:family="text">
      <style:text-properties officeooo:rsid="000b90ba"/>
    </style:style>
    <style:style style:name="T2" style:family="text">
      <style:text-properties officeooo:rsid="000c9844"/>
    </style:style>
    <style:style style:name="T3" style:family="text">
      <style:text-properties officeooo:rsid="000f2722"/>
    </style:style>
    <style:style style:name="T4" style:family="text">
      <style:text-properties officeooo:rsid="0010f22c"/>
    </style:style>
    <style:style style:name="T5" style:family="text">
      <style:text-properties officeooo:rsid="0010ffc3"/>
    </style:style>
    <style:style style:name="T6" style:family="text">
      <style:text-properties officeooo:rsid="0014cb3e"/>
    </style:style>
    <style:style style:name="T7" style:family="text">
      <style:text-properties officeooo:rsid="001c9765"/>
    </style:style>
    <style:style style:name="T8" style:family="text">
      <style:text-properties officeooo:rsid="001ddfde"/>
    </style:style>
    <style:style style:name="T9" style:family="text">
      <style:text-properties officeooo:rsid="002245ef"/>
    </style:style>
    <style:style style:name="T10" style:family="text">
      <style:text-properties officeooo:rsid="0023fadb"/>
    </style:style>
    <style:style style:name="T11" style:family="text">
      <style:text-properties officeooo:rsid="0029bd06"/>
    </style:style>
    <style:style style:name="T12" style:family="text">
      <style:text-properties officeooo:rsid="0029e26e"/>
    </style:style>
    <style:style style:name="T13" style:family="text">
      <style:text-properties style:font-name="DejaVuSansCondensed" fo:font-size="10.5pt" style:font-size-asian="10.5pt"/>
    </style:style>
    <style:style style:name="T14" style:family="text">
      <style:text-properties style:font-name="DejaVuSansCondensed" fo:font-size="10.5pt" officeooo:rsid="002c2f61" style:font-size-asian="10.5pt"/>
    </style:style>
    <style:style style:name="T15" style:family="text">
      <style:text-properties style:font-name="DejaVuSansCondensed" fo:font-size="10.5pt" officeooo:rsid="002e13fe" style:font-size-asian="10.5pt"/>
    </style:style>
    <style:style style:name="T16" style:family="text">
      <style:text-properties style:font-name="DejaVuSansCondensed" fo:font-size="10.5pt" officeooo:rsid="002fc9bd" style:font-size-asian="10.5pt"/>
    </style:style>
    <style:style style:name="T17" style:family="text">
      <style:text-properties style:font-name="DejaVuSansCondensed" fo:font-size="10.5pt" officeooo:rsid="003a1f6f" style:font-size-asian="10.5pt"/>
    </style:style>
    <style:style style:name="T18" style:family="text">
      <style:text-properties style:font-name="DejaVuSansCondensed" fo:font-size="10.5pt" officeooo:rsid="003c11f7" style:font-size-asian="10.5pt"/>
    </style:style>
    <style:style style:name="T19" style:family="text">
      <style:text-properties style:font-name="DejaVuSansCondensed" fo:font-size="10.5pt" officeooo:rsid="003d4cc9" style:font-size-asian="10.5pt"/>
    </style:style>
    <style:style style:name="T20" style:family="text">
      <style:text-properties style:font-name="DejaVuSansCondensed" fo:font-size="10.5pt" officeooo:rsid="003ed22e" style:font-size-asian="10.5pt"/>
    </style:style>
    <style:style style:name="T21" style:family="text">
      <style:text-properties style:font-name="DejaVuSansCondensed" fo:font-size="10.5pt" officeooo:rsid="00417a0a" style:font-size-asian="10.5pt"/>
    </style:style>
    <style:style style:name="T22" style:family="text">
      <style:text-properties style:font-name="DejaVuSansCondensed" fo:font-size="10.5pt" officeooo:rsid="00430590" style:font-size-asian="10.5pt"/>
    </style:style>
    <style:style style:name="T23" style:family="text">
      <style:text-properties style:font-name="DejaVuSansCondensed" fo:font-size="10.5pt" officeooo:rsid="004b04e2" style:font-size-asian="10.5pt"/>
    </style:style>
    <style:style style:name="T24" style:family="text">
      <style:text-properties style:font-name="DejaVuSansCondensed" fo:font-size="10.5pt" officeooo:rsid="004cd71e" style:font-size-asian="10.5pt"/>
    </style:style>
    <style:style style:name="T25" style:family="text">
      <style:text-properties style:font-name="DejaVuSansCondensed" fo:font-size="10.5pt" officeooo:rsid="004d6a05" style:font-size-asian="10.5pt"/>
    </style:style>
    <style:style style:name="T26" style:family="text">
      <style:text-properties style:font-name="DejaVuSansCondensed" fo:font-size="10.5pt" fo:font-weight="bold" officeooo:rsid="00417a0a" style:font-size-asian="10.5pt" style:font-weight-asian="bold" style:font-weight-complex="bold"/>
    </style:style>
    <style:style style:name="T27" style:family="text">
      <style:text-properties style:font-name="DejaVuSansCondensed" fo:font-size="10.5pt" fo:font-weight="bold" officeooo:rsid="00430590" style:font-size-asian="10.5pt" style:font-weight-asian="bold" style:font-weight-complex="bold"/>
    </style:style>
    <style:style style:name="T28" style:family="text">
      <style:text-properties officeooo:rsid="002fc9bd"/>
    </style:style>
    <style:style style:name="T29" style:family="text">
      <style:text-properties officeooo:rsid="0036dfbd"/>
    </style:style>
    <style:style style:name="T30" style:family="text">
      <style:text-properties officeooo:rsid="00378f6c"/>
    </style:style>
    <style:style style:name="T31" style:family="text">
      <style:text-properties fo:font-size="10.5pt" style:font-size-asian="10.5pt"/>
    </style:style>
    <style:style style:name="T32" style:family="text">
      <style:text-properties officeooo:rsid="0044abab"/>
    </style:style>
    <style:style style:name="T33" style:family="text">
      <style:text-properties officeooo:rsid="0046b2a4"/>
    </style:style>
    <style:style style:name="T34" style:family="text">
      <style:text-properties officeooo:rsid="004845e4"/>
    </style:style>
    <style:style style:name="T35" style:family="text">
      <style:text-properties officeooo:rsid="004cd7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</text:p>
      <text:p text:style-name="P1">ejercicio1</text:p>
      <text:p text:style-name="P1"/>
      <text:p text:style-name="P1">+55 → Overflow. se divide la raiz, aumenta la altura. El 34 se queda en el nodo viejo junto con el 55, el 56 promociona a la raiz y el 78 pasa al nodo siguiente</text:p>
      <text:p text:style-name="P1"/>
      <text:p text:style-name="P1">+70 → se añade al nodo 1 </text:p>
      <text:p text:style-name="P1"/>
      <text:p text:style-name="P1">+12 → se añade al nodo 0 </text:p>
      <text:p text:style-name="P1"/>
      <text:p text:style-name="P1"/>
      <text:p text:style-name="P1">ejercicio2</text:p>
      <text:p text:style-name="P1"/>
      <text:p text:style-name="P1">+89 → se añade al nodo <text:span text:style-name="T1">0</text:span></text:p>
      <text:p text:style-name="P1">+20 → <text:span text:style-name="T1">Overflow, se divide el nodo en (20,23) y en (40). promociona el 34.</text:span></text:p>
      <text:p text:style-name="P2">+10 → se añade al nodo 0</text:p>
      <text:p text:style-name="P2">+5 <text:s/>→ Overflow, se divide el nodo en (5,10) y en (23). promociona el 20</text:p>
      <text:p text:style-name="P2"/>
      <text:p text:style-name="P2">ejercicio 3</text:p>
      <text:p text:style-name="P2"/>
      <text:p text:style-name="P2">+70 → <text:span text:style-name="T2">se añade al nodo 1</text:span></text:p>
      <text:p text:style-name="P2">+10 → <text:span text:style-name="T2">se añade al nodo 0</text:span></text:p>
      <text:p text:style-name="P2">+120 → <text:span text:style-name="T2">se añade al nodo 1</text:span></text:p>
      <text:p text:style-name="P2">+15 → <text:span text:style-name="T2">se añade al nodo 0</text:span></text:p>
      <text:p text:style-name="P2">+49 → <text:span text:style-name="T2">Overflow, se divide el nodo en (10,15) y en (45,49). promociona el 35</text:span></text:p>
      <text:p text:style-name="P2">-10 → <text:span text:style-name="T2">se retira del nodo 0</text:span></text:p>
      <text:p text:style-name="P2">-15 → <text:span text:style-name="T2">se retira del nodo 0. underflow. Redistribucion: promociona el 45 y baja el 35 al nodo 0.</text:span></text:p>
      <text:p text:style-name="P2"/>
      <text:p text:style-name="P3">ejercicio4</text:p>
      <text:p text:style-name="P4">+50 →<text:span text:style-name="T3"> se crea el nodo 0. Se añade</text:span></text:p>
      <text:p text:style-name="P4">+70 →<text:span text:style-name="T3"> se añade al nodo 0</text:span></text:p>
      <text:p text:style-name="P4">+40 →<text:span text:style-name="T3"> se añade al nodo 0</text:span> </text:p>
      <text:p text:style-name="P4">+15 →<text:span text:style-name="T3"> Overlflow. Se divide en nodo (15,40) y (70). el 50 queda en la raiz</text:span></text:p>
      <text:p text:style-name="P4">+90 →<text:span text:style-name="T3"> Se añade al nodo 1</text:span></text:p>
      <text:p text:style-name="P4">+120 →<text:span text:style-name="T3"> se añade al nodo 1</text:span></text:p>
      <text:p text:style-name="P4">+115 → <text:span text:style-name="T3">Overflow. Se divide en nodo (70,90) y (120) y promociona el 115</text:span></text:p>
      <text:p text:style-name="P5">+45 →<text:span text:style-name="T4"> se añade al nodo 0</text:span></text:p>
      <text:p text:style-name="P5"><text:soft-page-break/>+44 → <text:span text:style-name="T4">Overflow. Se divide en nodo (15,40) y (45) y promociona el 44</text:span></text:p>
      <text:p text:style-name="P5">+100 →<text:span text:style-name="T4"> se añade al nodo 1</text:span></text:p>
      <text:p text:style-name="P5">+110 → <text:span text:style-name="T5">Overflow. Se divide el nodo (70,90) y (120). cuando promociona el 100 se produce un segundo overflow. Se divide la raiz (44,50) y (115) queda el 100 en la raiz.</text:span></text:p>
      <text:p text:style-name="P6">-110 →<text:span text:style-name="T6"> Underflow. Se elimina el nodo, baja el 115, queda (115,120). como queda desbalanceado. Se redistribuye a la derecha. El 50 (mayor de la izquierda) promociona. Mientras que el 100 baja.</text:span></text:p>
      <text:p text:style-name="P7"><text:s/>-45 →<text:span text:style-name="T7"> Underflow. Redistribucion hacia la derecha. Sube el 40, baja el 44</text:span></text:p>
      <text:p text:style-name="P7"><text:s/>-44 →<text:span text:style-name="T8"> Underflow. Redistribucion hacia la derecha. Baja el 40. Queda desbalanceado, asi que Sube el 100 y se baja un nivel.</text:span></text:p>
      <text:p text:style-name="P8"/>
      <text:p text:style-name="P22">Ejercicio 5</text:p>
      <text:p text:style-name="P22"/>
      <text:p text:style-name="P37">+80, </text:p>
      <text:p text:style-name="P37">+50,</text:p>
      <text:p text:style-name="P37"><text:s/>+70,</text:p>
      <text:p text:style-name="P37"><text:s/>+120 → inserados en raiz normalmente</text:p>
      <text:p text:style-name="P37"><text:s/>+23,→ Overflow. Se divide el nodo en (23,50) y (80,120) queda 70 en la raiz<text:tab/></text:p>
      <text:p text:style-name="P37"><text:s/>+52,→ ingreso al nodo (23,50)</text:p>
      <text:p text:style-name="P37"><text:s/>+59→ ingreso al nodo (23,50,52)</text:p>
      <text:p text:style-name="P37"><text:s/>+65,→ Overflow. Se divide le nodo en (23,50)(59,23) y sube el 52 <text:s/>a la raiz</text:p>
      <text:p text:style-name="P37"><text:s/>+30,→ ingresa al nodo (23,50)</text:p>
      <text:p text:style-name="P37"><text:s/>+40,→ ingresa al nodo (23,30,50)</text:p>
      <text:p text:style-name="P22"><text:span text:style-name="T13"><text:s/>+45, → Ingresa al nodo (23,30,40,50).Overflow se divide en (23,30) y (45,65). </text:span><text:span text:style-name="T16">sube el 40</text:span></text:p>
      <text:p text:style-name="P23"><text:span text:style-name="T13"><text:s/>+31,→ </text:span><text:span text:style-name="T14">Ingresa al nodo (23,30)</text:span></text:p>
      <text:p text:style-name="P23"><text:span text:style-name="T13"><text:s/>+34,→</text:span><text:span text:style-name="T14"> Ingresa al nodo (23,30,31)</text:span></text:p>
      <text:p text:style-name="P23"><text:span text:style-name="T13"><text:s/>+38,→</text:span><text:span text:style-name="T14"> Ingresa al nodo (23,30,31,34)- Hay Overflow. El nodo se divide en (23,30) y (34,38) </text:span><text:span text:style-name="T16">y sube le 31</text:span></text:p>
      <text:p text:style-name="P23"><text:span text:style-name="T13"><text:s/>+60,→</text:span><text:span text:style-name="T14"> </text:span><text:span text:style-name="T15">Ingresa al nodo (59,65)</text:span></text:p>
      <text:p text:style-name="P32"><text:span text:style-name="T13">+63, →</text:span><text:span text:style-name="T15"> Ingresa al nodo (59,60,65)</text:span></text:p>
      <text:p text:style-name="P34"><text:span text:style-name="T13"><text:s/>+64, →</text:span><text:span text:style-name="T15">Ingresa al nodo (59,60,63,65). Hay Overflow. El nodo se divide en (59,60) y (64,65) sube el 65. </text:span><text:span text:style-name="T16">Hay overflow en la raiz. <text:s/>Sube de nivel y se diide en (31,40) y (65,70) y queda el 52 como raiz</text:span><text:span text:style-name="T15"> </text:span></text:p>
      <text:p text:style-name="P38"/>
      <text:p text:style-name="P33"><text:span text:style-name="T13">-23,→</text:span><text:span text:style-name="T15"> Se retira del nodo (23,30)</text:span></text:p>
      <text:p text:style-name="P33"><text:span text:style-name="T13"><text:s/>-30,→ </text:span><text:span text:style-name="T15">Se retira del nodo (30). Hay Underflow. </text:span><text:span text:style-name="T16">Baja el 31 y es reemplazado por el 34</text:span></text:p>
      <text:p text:style-name="P33"><text:span text:style-name="T13"><text:s/>-31, →</text:span><text:span text:style-name="T15">Se retira del nodo </text:span><text:span text:style-name="T16">(31). Hay Underflow. Se fusiona el nodo vacio con su hermano (38) y baja el mas chico (34)</text:span></text:p>
      <text:p text:style-name="P34"><text:span text:style-name="T13">-40,→</text:span><text:span text:style-name="T16">Underflow. Es reemplazado por el 45</text:span></text:p>
      <text:p text:style-name="P34"><text:span text:style-name="T13"><text:s/>-45, →</text:span><text:span text:style-name="T16"> Underflow. Es reemplazado por el </text:span><text:span text:style-name="T13">38</text:span></text:p>
      <text:p text:style-name="P22">-<text:span text:style-name="T28">38 → Underflow. Se concatenan los nodos (34) y (50). El arbol queda desbalanceado. <text:s/>Redistribuyo: Promociona el 63 del nodo (63,70) y baja el 52 de la raiz <text:s/>Y el nodo (59,60) pasa a ser hijo de (52)</text:span></text:p>
      <text:p text:style-name="P22"/>
      <text:p text:style-name="P22"/>
      <text:p text:style-name="P24">Ejercicio 6</text:p>
      <text:p text:style-name="P24"/>
      <text:p text:style-name="P25">+10 Se ingresa en el nodo (23,34,39). hay Overflow. Se divide en (10,23) y (39) y promociona el 34</text:p>
      <text:p text:style-name="P25">-<text:span text:style-name="T29">39 Se elimina del nodo (39) Queda en underflow. Se redistribuye. Baja 34, sube <text:s/></text:span><text:soft-page-break/><text:span text:style-name="T29">23</text:span></text:p>
      <text:p text:style-name="P26">+54 ya existe un nodo con ese elemento</text:p>
      <text:p text:style-name="P26">-34 <text:span text:style-name="T30">Se elimina del nodo (34) Queda en underflow, Se redistribuye. Sube el 56 y baja el 54.</text:span></text:p>
      <text:p text:style-name="P26">-<text:span text:style-name="T30">10 Se elimina del nodo (10) Queda en underflowm Se concatena el nodo vacio con nodo (54) y baja el antiguo separador 23</text:span></text:p>
      <text:p text:style-name="P9"/>
      <text:p text:style-name="P27">Ejercicio 7</text:p>
      <text:p text:style-name="P39">+65, </text:p>
      <text:p text:style-name="P39">+89,</text:p>
      <text:p text:style-name="P39"><text:s/>+23,</text:p>
      <text:p text:style-name="P28"><text:span text:style-name="T13"><text:s/>+45, </text:span><text:span text:style-name="T31">→ Ingresa en la raiz, hay overflow. Se divide el nodo en (23,45) y (89) queda el 65 en la raiz</text:span></text:p>
      <text:p text:style-name="P39"><text:s/>+20, → Ingresa en el nodo (23,45)</text:p>
      <text:p text:style-name="P39"><text:s/>+96, → Ingresa en el nodo (89)</text:p>
      <text:p text:style-name="P28"><text:span text:style-name="T13">+10, → </text:span><text:span text:style-name="T17">Ingresa en el nodo (20,23,45) Hay Overflow, se divide el nodo en (10,20) y (45) promociona el 23</text:span></text:p>
      <text:p text:style-name="P29"><text:span text:style-name="T13"><text:s/>+55,→ </text:span><text:span text:style-name="T17">Ingresa en el nodo (45)</text:span></text:p>
      <text:p text:style-name="P29"><text:span text:style-name="T13"><text:s/>-23, →</text:span><text:span text:style-name="T17"> Se redistribuye. Sube el </text:span><text:span text:style-name="T18">menor del subarbolmayor 45</text:span></text:p>
      <text:p text:style-name="P30"><text:span text:style-name="T13"><text:s/>+110,→I</text:span><text:span text:style-name="T18">ngresa en el nodo (89,96)</text:span></text:p>
      <text:p text:style-name="P30"><text:span text:style-name="T13"><text:s/>+50,→</text:span><text:span text:style-name="T18"> ingresa en el nodo (55)</text:span></text:p>
      <text:p text:style-name="P30"><text:span text:style-name="T13"><text:s/>-10, →</text:span><text:span text:style-name="T18"> se retira del nodo (10,20)</text:span></text:p>
      <text:p text:style-name="P30"><text:span text:style-name="T13"><text:s/>+25,→</text:span><text:span text:style-name="T18"> Ingresa en el nodo (20)</text:span></text:p>
      <text:p text:style-name="P30"><text:span text:style-name="T13"><text:s/>-50, →</text:span><text:span text:style-name="T18"> se retira del nodo (50,55)</text:span></text:p>
      <text:p text:style-name="P30"><text:span text:style-name="T13"><text:s/>-45,→</text:span><text:span text:style-name="T18"> Como no puede pedir elementos a la clave menor del subarbol mayor, se pide la clave mayor del registro menor. 25,</text:span></text:p>
      <text:p text:style-name="P35"><text:span text:style-name="T13">+120, →</text:span><text:span text:style-name="T19"> Ingresa al nodo <text:s/>(89,96,110) Hay overflow, se divide el nodo en (89,96) y (120) promociona el 110</text:span></text:p>
      <text:p text:style-name="P35"><text:span text:style-name="T13">+130, →</text:span><text:span text:style-name="T19"> ingresa al nodo (120) </text:span></text:p>
      <text:p text:style-name="P35"><text:span text:style-name="T13"><text:s/>+70, →</text:span><text:span text:style-name="T19"> Ingresa al nodo (89,96)</text:span></text:p>
      <text:p text:style-name="P35"><text:span text:style-name="T13"><text:s/>+75, →</text:span><text:span text:style-name="T19"> Ingresa al nodo (89,96,70) Hay overflow. Se divide el nodo en <text:s/>(70,75)(96) y sube el 89. La raiz queda en overflow. Se sube un nivel y se divide en (25,65) y (110) queda 89 como raiz</text:span></text:p>
      <text:p text:style-name="P35"><text:span text:style-name="T13"><text:s/>+73 →</text:span><text:span text:style-name="T19"> Ingresa el nodo (70,75)</text:span></text:p>
      <text:p text:style-name="P35"><text:span text:style-name="T13"><text:s/>+100 →</text:span><text:span text:style-name="T19"> Ingresa en el nodo (96)</text:span></text:p>
      <text:p text:style-name="P35"><text:span text:style-name="T13"><text:s/>-120, →</text:span><text:span text:style-name="T19"> Se retira del nodo (120,130)</text:span></text:p>
      <text:p text:style-name="P35"><text:span text:style-name="T13"><text:s/>-110 →</text:span><text:span text:style-name="T20"> Se elimina y sube la clave menor del subarbol mayor, 130. El nodo en el que estaba queda en underflow. Se redistribuye. Sube el 100 y baja el 130.</text:span></text:p>
      <text:p text:style-name="P40"/>
      <text:p text:style-name="P28"><text:s/></text:p>
      <text:p text:style-name="P27"/>
      <text:p text:style-name="P9"/>
      <text:p text:style-name="P9">Ejercicio 8</text:p>
      <text:p text:style-name="P9"/>
      <text:p text:style-name="P31">+20 → Ingresa a la raiz. Hay overflow. Se divide el nodo en (15,20) y (56,96) Sube 56* puntero</text:p>
      <text:p text:style-name="P31">+55 → ingresa al nodo (56,96)</text:p>
      <text:p text:style-name="P9"/>
      <text:p text:style-name="P9"/>
      <text:p text:style-name="P10">ejercicio 9</text:p>
      <text:p text:style-name="P10"/>
      <text:p text:style-name="P10">+120 → Overflow. Se divide el nodo 1 en (66,67)(89,120) y promociona *89</text:p>
      <text:p text:style-name="P10"><text:soft-page-break/>+110 → Se añade al nodo 3</text:p>
      <text:p text:style-name="P10">+52 → se añade al nodo 0</text:p>
      <text:p text:style-name="P10">+70 → se añade al nodo 1</text:p>
      <text:p text:style-name="P10">+15 → Overflow. <text:span text:style-name="T9">Se divide el nodo en (15,23)(43,52), promociona *43</text:span></text:p>
      <text:p text:style-name="P10">-<text:span text:style-name="T9">45 → Se retira del nodo 1</text:span></text:p>
      <text:p text:style-name="P10">-<text:span text:style-name="T9">52 → Underflow. Promociona el 24, se elimina el 45*</text:span></text:p>
      <text:p text:style-name="P11">+22 → se añade al nodo 0</text:p>
      <text:p text:style-name="P11">+19 → se añade al nodo 0</text:p>
      <text:p text:style-name="P11">-66 → se elimina del nodo </text:p>
      <text:p text:style-name="P11">-23 → Se elimina de su nodo, y elimino su copia. Underflow, redistribuyo hacia la derecha <text:span text:style-name="T10">con el 22</text:span>, y promociono una copia <text:span text:style-name="T10">del mismo</text:span></text:p>
      <text:p text:style-name="P11">-<text:span text:style-name="T10">19 → Se elimina de su nodo</text:span></text:p>
      <text:p text:style-name="P11">-<text:span text:style-name="T10">22 → Undeflow. Redistribuyo hacia la izquierda. El 67 toma el lugar del 22.</text:span></text:p>
      <text:p text:style-name="P11">-<text:span text:style-name="T10">89 → se elimina de su nodo</text:span></text:p>
      <text:p text:style-name="P11"/>
      <text:p text:style-name="P12">Ejercicio 10</text:p>
      <text:p text:style-name="P41">+67,</text:p>
      <text:p text:style-name="P41"><text:s/>+56</text:p>
      <text:p text:style-name="P13"><text:span text:style-name="T13">, +96,<text:line-break/> +10 →</text:span><text:span text:style-name="T21"> Ingresa en la raiz. Hay overflow. El nodo se divide en (10,56) y (67,96) y promociona el 67* puntero</text:span></text:p>
      <text:p text:style-name="P13"><text:span text:style-name="T13">, +28 →</text:span><text:span text:style-name="T21"> ingresa en el nodo (10,56)</text:span></text:p>
      <text:p text:style-name="P13"><text:span text:style-name="T13">, +95 →</text:span><text:span text:style-name="T21">Ingresa en el nodo (67,96)</text:span></text:p>
      <text:p text:style-name="P13"><text:span text:style-name="T13">, +16, →</text:span><text:span text:style-name="T21">Ingresa en el nodo (10,28,56) Hay overflow. Se divide el nodo en (10,16) y (28,56) y sube 28* puntero</text:span></text:p>
      <text:p text:style-name="P13"><text:span text:style-name="T13">+46, →</text:span><text:span text:style-name="T21"> Ingresa en el nodo (28,56)</text:span></text:p>
      <text:p text:style-name="P13"><text:span text:style-name="T13">+23 →</text:span><text:span text:style-name="T21"> Ingresa en el nodo (10,16)</text:span></text:p>
      <text:p text:style-name="P13"><text:span text:style-name="T13"><text:s/>+36, →</text:span><text:span text:style-name="T21"> ingresa en el nodo (28,46,56). Hay overflow. Se divide el nodo en (28,36) y (46,56) y sube 46* puntero. </text:span></text:p>
      <text:p text:style-name="P13"><text:span text:style-name="T13"><text:s/>+120, →</text:span><text:span text:style-name="T21">Ingresa en el nodo (67,95,96) Hay overflow. Se divide el nodo en (67,95) y (96,120) sube el 96* puntero. Hay nuevamente overlfow en raiz. Se divide el nodo en (28,46) y (96) sube el 67</text:span></text:p>
      <text:p text:style-name="P13"><text:span text:style-name="T13"><text:s/>+130, →</text:span><text:span text:style-name="T21"> ingresa en el nodo (96,120)</text:span></text:p>
      <text:p text:style-name="P13"><text:span text:style-name="T13"><text:s/>+60, →</text:span><text:span text:style-name="T21"> ingresa en el nodo (46,56)</text:span></text:p>
      <text:p text:style-name="P36"><text:span text:style-name="T13">+57, </text:span><text:span text:style-name="T21">ingresa en el nodo (46,56,60). Hay overflow Se divide el nodo en (46,56) y (57,60) sube el 57* puntero</text:span></text:p>
      <text:p text:style-name="P36"><text:span text:style-name="T13"><text:s/>-96, →</text:span><text:span text:style-name="T21"><text:tab/>Se elimina del nodo (96,120,130) </text:span><text:span text:style-name="T26">Se conserva el puntero como separador</text:span></text:p>
      <text:p text:style-name="P36"><text:span text:style-name="T13"><text:s/>-67, →</text:span><text:span text:style-name="T21"> Se elimina de su nodo (57,60)</text:span></text:p>
      <text:p text:style-name="P36"><text:span text:style-name="T13"><text:s/>-95, →</text:span><text:span text:style-name="T21"> Se elimina de su nodo. Hay underflow. <text:s/></text:span><text:span text:style-name="T27">Se redistribuye. El 120 ocupa el lugar de 95, y se sube 130* puntero</text:span></text:p>
      <text:p text:style-name="P36"><text:span text:style-name="T13"><text:s/>-130 →</text:span><text:span text:style-name="T22"> Se elimina de su nodo . Hay underflow. R</text:span><text:span text:style-name="T27">edistribuyo, bajo el 67 y subo 57</text:span></text:p>
      <text:p text:style-name="P42"/>
      <text:p text:style-name="P12"/>
      <text:p text:style-name="P12"/>
      <text:p text:style-name="P14">ejercicio 11</text:p>
      <text:p text:style-name="P15">+52 → <text:span text:style-name="T32">ingresa al raiz</text:span> </text:p>
      <text:p text:style-name="P17">+23 →<text:span text:style-name="T32"> <text:s/>ingresa al raiz</text:span></text:p>
      <text:p text:style-name="P17">+10 →<text:span text:style-name="T32"> <text:s/>ingresa al raiz</text:span></text:p>
      <text:p text:style-name="P17">+99 →<text:span text:style-name="T32"> <text:s/>ingresa al raiz</text:span></text:p>
      <text:p text:style-name="P17">+63 →<text:span text:style-name="T32"> <text:s/>ingresa al raiz</text:span></text:p>
      <text:p text:style-name="P17">+74→ <text:s/><text:span text:style-name="T32">ingresa al raiz. Hay overflow. Se divide el nodo en (10,23,52) y (63,74,99) <text:s/>sube el 63* copia.</text:span></text:p>
      <text:p text:style-name="P16"><text:soft-page-break/>+19→ <text:span text:style-name="T32">ingresa al nodo (10,23,52)</text:span></text:p>
      <text:p text:style-name="P16">+85→<text:span text:style-name="T11"> ingresa al nodo (63,74,99)</text:span></text:p>
      <text:p text:style-name="P16">+14→<text:span text:style-name="T11"> ingresa al nodo (10,19,23,52) </text:span></text:p>
      <text:p text:style-name="P16">+73→<text:span text:style-name="T11"> ingresa al nodo (63,74,85,99)</text:span></text:p>
      <text:p text:style-name="P16">+5→<text:span text:style-name="T11"> ingresa al nodo (10,14,19,23,52)</text:span></text:p>
      <text:p text:style-name="P16">+7→<text:span text:style-name="T11"> ingresa al nodo (5,10,14,19,23,52) Hay overflow. Se divide el nodo en (5,7,10,14)(19,23,52) Sube 19* copia</text:span></text:p>
      <text:p text:style-name="P16">+41→<text:span text:style-name="T11"> ingresa al nodo <text:s/>(19,23,52)</text:span></text:p>
      <text:p text:style-name="P18">+100→<text:span text:style-name="T11"> ingresa al nodo (63,74,85,99) Hay overflow. Se divide el nodo en (63,73,74)y (85,99,100) sube el 85*</text:span></text:p>
      <text:p text:style-name="P16">+130→<text:span text:style-name="T11"> ingresa en el nodo (85,99,100)</text:span></text:p>
      <text:p text:style-name="P19">-63→ <text:span text:style-name="T33">Se retira del nodo (63,73,74) Se mantiene la copia</text:span></text:p>
      <text:p text:style-name="P21">-73→<text:span text:style-name="T12"> Se retira del nodo (73,74) Hay underflow. se borra la copia 63, Se redistribuye el 52, y sube una copia.</text:span></text:p>
      <text:p text:style-name="P19">+15→<text:span text:style-name="T12"> Ingresa al nodo (5,7,10,14)</text:span></text:p>
      <text:p text:style-name="P20">+16→ <text:span text:style-name="T34">ingresa al nodo (5,7,10,14,15)</text:span></text:p>
      <text:p text:style-name="P20"><text:s/>+4→ <text:span text:style-name="T34">Ingresa al nodo (5,7,10,14,15) hay overflow. Se divide el nodo en (4,5,7) y (10,14,15,16). sube 10* copia</text:span></text:p>
      <text:p text:style-name="P19">-74→<text:span text:style-name="T12"> Se retira del nodo (52,74). Hay underflow. Se redistribuye con el hermano derecho. Se pasa 85 y sube 85 copia</text:span></text:p>
      <text:p text:style-name="P14"/>
      <text:p text:style-name="P9"/>
      <text:p text:style-name="P43">ejercicio 1<text:span text:style-name="T35">2</text:span></text:p>
      <text:p text:style-name="P43"/>
      <text:p text:style-name="P43"><text:span text:style-name="T13">-56 → se elimina de su nodo, queda la copia como separador</text:span></text:p>
      <text:p text:style-name="P43"><text:span text:style-name="T13">-23, → se elimina de su nodo</text:span></text:p>
      <text:p text:style-name="P43"><text:span text:style-name="T13"><text:s/>-1 → se elimina de su nodo, hay underflow. Se concatena todo al carajo </text:span><text:span text:style-name="T23">NO. NO SE CONCATENA PORQUE HAY HERMANOS CON ELEMENTOS DISPONIBLES. <text:s/></text:span><text:span text:style-name="T13">se elimina el separador </text:span><text:span text:style-name="T23">y se redistribuye el 75. sube 77 copia</text:span></text:p>
      <text:p text:style-name="P43"><text:span text:style-name="T23"/></text:p>
      <text:p text:style-name="P45"><text:span text:style-name="T23">e</text:span><text:span text:style-name="T13">jercicio 13</text:span></text:p>
      <text:p text:style-name="P43"><text:span text:style-name="T23"/></text:p>
      <text:p text:style-name="P44"><text:span text:style-name="T23">+96, →</text:span><text:span text:style-name="T24"> ingresa en el nodo (67,77)</text:span><text:span text:style-name="T23"> </text:span></text:p>
      <text:p text:style-name="P44"><text:span text:style-name="T23">-10, →</text:span><text:span text:style-name="T24"> se retira del nodo (10,23)</text:span></text:p>
      <text:p text:style-name="P44"><text:span text:style-name="T23">-67, →</text:span><text:span text:style-name="T24"> se retira del nodo (67,77,96)</text:span></text:p>
      <text:p text:style-name="P44"><text:span text:style-name="T23">-23 →</text:span><text:span text:style-name="T24"> se retira del nodo (23) hay underflow. </text:span><text:span text:style-name="T25">Se redistribuye el 37, se elimina su copia. Sube 45 copia</text:span></text:p>
      <text:p text:style-name="P44"><text:span text:style-name="T25"/></text:p>
      <text:p text:style-name="P43"><text:span text:style-name="T23"/></text:p>
      <text:p text:style-name="P43"><text:span text:style-name="T23"/></text:p>
      <text:p text:style-name="P43"><text:span text:style-name="T13"/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ejaVuSansCondensed" svg:font-family="DejaVuSansCondense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39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09:37:09.305000000</meta:creation-date>
    <meta:editing-duration>PT35M35S</meta:editing-duration>
    <meta:editing-cycles>6</meta:editing-cycles>
    <meta:generator>LibreOffice/4.4.3.2$Windows_x86 LibreOffice_project/88805f81e9fe61362df02b9941de8e38a9b5fd16</meta:generator>
    <dc:date>2015-06-09T12:02:03.182000000</dc:date>
    <meta:document-statistic meta:table-count="0" meta:image-count="0" meta:object-count="0" meta:page-count="5" meta:paragraph-count="155" meta:word-count="1638" meta:character-count="8358" meta:non-whitespace-character-count="6794"/>
  </office:meta>
</office:document-meta>
</file>